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yncContextWrapper.get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ContextWrapper.hasOriginalRequestAnd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Tests.filterMappedBy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ersonController.save( @ Valid Person person , Errors errors , RedirectAttributes redirectAtt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syncContextWrapper.disp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Tests.filterWrapsReques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lterTests.filterWithExact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ersonController.get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pingRequestResponseFilter.doFilterInternal( HttpServletRequest request , HttpServletResponse response , FilterChain filterCha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syncContextWrapper.createListener(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ContextWrapper.addListener( Async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Tests.filtersProcess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lterTests.filterSkipp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ilterTests.filterWrapsRequestResponseAndPerformsAsyncDisp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directFilter.doFilterInternal( HttpServletRequest request , HttpServletResponse response , FilterChain filter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Controller.user( Principal princip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ContextWrapper.addListener( AsyncListener listener , ServletRequest req , ServletResponse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pingRequestResponseFilter.getUser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ContextWrapper.dispatc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ContextWrapper.ge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ContextWrapper.AsyncContextWrapper( AsyncContext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ContextWrapper.dispatch( ServletContext context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Tests.whenFiltersCompleteMvcProcesses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syncContextWrapper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ContextWrapper.setTimeout(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eFilter.doFilterInternal( HttpServletRequest request , HttpServletResponse response , FilterChain filter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pingRequestResponseFilter.getAsync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yncContextWrapper.start( Runnable ru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ContextWrapper.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Controller.forw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